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ponseEntityTests.ofEmptyOp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ponseEntityTests.acceptedNo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ponseEntityTests.ofOp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ponseEntityTests.ok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ponseEntityTests.no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ponseEntityTests.bad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ponseEntityTests.emptyCacheContr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ponseEntityTests.headersCop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ponseEntityTests.acceptedNoBodyWithAlternativeBod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ponseEntityTests.custom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ponseEntityTests.Etag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ponseEntityTests.statusCodeAs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ponseEntityTests.cacheContr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sponseEntityTests.not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ponseEntityTests.unprocessable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ponseEntityTests.headersCopyWithEmptyAnd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ponseEntityTests.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esponseEntityTests.internalServer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ponseEntityTests.norm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sponseEntityTests.cacheControlNo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sponseEntityTests.created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ponseEntityTests.okNo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